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2.324cm" style:rel-column-width="45917*"/>
    </style:style>
    <style:style style:name="Tableau1.B" style:family="table-column">
      <style:table-column-properties style:column-width="2.632cm" style:rel-column-width="9805*"/>
    </style:style>
    <style:style style:name="Tableau1.C" style:family="table-column">
      <style:table-column-properties style:column-width="2.633cm" style:rel-column-width="98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background-color="#00b274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00b27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5" style:family="table-row">
      <style:table-row-properties style:min-row-height="1.014cm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background-color="#00a65d" fo:padding="0.097cm" fo:border-left="0.05pt solid #000000" fo:border-right="none" fo:border-top="none" fo:border-bottom="0.05pt solid #000000">
        <style:background-image/>
      </style:table-cell-properties>
    </style:style>
    <style:style style:name="Tableau1.C7" style:family="table-cell">
      <style:table-cell-properties fo:background-color="#00a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3.293cm" style:rel-column-width="1867*"/>
    </style:style>
    <style:style style:name="Tableau2.B" style:family="table-column">
      <style:table-column-properties style:column-width="14.296cm" style:rel-column-width="810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3688" officeooo:paragraph-rsid="00143688"/>
    </style:style>
    <style:style style:name="P2" style:family="paragraph" style:parent-style-name="Standard">
      <style:text-properties officeooo:rsid="00160c25" officeooo:paragraph-rsid="00160c25"/>
    </style:style>
    <style:style style:name="P3" style:family="paragraph" style:parent-style-name="Text_20_body">
      <style:text-properties fo:color="#000000" style:text-underline-style="none"/>
    </style:style>
    <style:style style:name="P4" style:family="paragraph" style:parent-style-name="Text_20_body">
      <style:text-properties fo:color="#000000" style:text-underline-style="none" officeooo:rsid="00183d63" officeooo:paragraph-rsid="00183d63"/>
    </style:style>
    <style:style style:name="P5" style:family="paragraph" style:parent-style-name="Text_20_body">
      <style:text-properties fo:color="#000000" style:text-underline-style="none" officeooo:rsid="001a0bc4" officeooo:paragraph-rsid="001a0bc4"/>
    </style:style>
    <style:style style:name="P6" style:family="paragraph" style:parent-style-name="Text_20_body">
      <style:text-properties fo:color="#000000" style:text-underline-style="none" officeooo:rsid="001a3459" officeooo:paragraph-rsid="001a3459"/>
    </style:style>
    <style:style style:name="P7" style:family="paragraph" style:parent-style-name="Text_20_body">
      <style:text-properties fo:color="#000000" style:text-underline-style="none" officeooo:rsid="001edea5" officeooo:paragraph-rsid="001edea5"/>
    </style:style>
    <style:style style:name="P8" style:family="paragraph" style:parent-style-name="Text_20_body">
      <style:text-properties fo:color="#000000" style:text-underline-style="none" officeooo:rsid="00265d02" officeooo:paragraph-rsid="00265d02"/>
    </style:style>
    <style:style style:name="P9" style:family="paragraph" style:parent-style-name="Text_20_body">
      <style:text-properties fo:color="#000000" style:text-underline-style="none" officeooo:rsid="002d33a2" officeooo:paragraph-rsid="002d33a2"/>
    </style:style>
    <style:style style:name="P10" style:family="paragraph" style:parent-style-name="Text_20_body">
      <style:text-properties officeooo:paragraph-rsid="001a0bc4"/>
    </style:style>
    <style:style style:name="P11" style:family="paragraph" style:parent-style-name="Standard">
      <style:text-properties officeooo:paragraph-rsid="00143688"/>
    </style:style>
    <style:style style:name="P12" style:family="paragraph" style:parent-style-name="Standard">
      <style:text-properties officeooo:rsid="002f8f69" officeooo:paragraph-rsid="002f8f69"/>
    </style:style>
    <style:style style:name="P13" style:family="paragraph" style:parent-style-name="Table_20_Contents">
      <style:text-properties officeooo:rsid="00307f10" officeooo:paragraph-rsid="00307f10"/>
    </style:style>
    <style:style style:name="P1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P1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6a8759" style:font-name="DejaVu Sans Mono" fo:background-color="#232525"/>
    </style:style>
    <style:style style:name="T1" style:family="text">
      <style:text-properties officeooo:rsid="00160c25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officeooo:rsid="00183d63"/>
    </style:style>
    <style:style style:name="T4" style:family="text">
      <style:text-properties fo:color="#000000" style:text-underline-style="none" officeooo:rsid="001a0bc4"/>
    </style:style>
    <style:style style:name="T5" style:family="text">
      <style:text-properties officeooo:rsid="001a0bc4"/>
    </style:style>
    <style:style style:name="T6" style:family="text">
      <style:text-properties officeooo:rsid="001cd461"/>
    </style:style>
    <style:style style:name="T7" style:family="text">
      <style:text-properties officeooo:rsid="00214a64"/>
    </style:style>
    <style:style style:name="T8" style:family="text">
      <style:text-properties officeooo:rsid="00282864"/>
    </style:style>
    <style:style style:name="T9" style:family="text">
      <style:text-properties officeooo:rsid="002e4277"/>
    </style:style>
    <style:style style:name="T10" style:family="text">
      <style:text-properties officeooo:rsid="002f8f69"/>
    </style:style>
    <style:style style:name="T11" style:family="text">
      <style:text-properties fo:color="#6a8759" fo:background-color="#232525" loext:char-shading-value="0"/>
    </style:style>
    <style:style style:name="T12" style:family="text">
      <style:text-properties fo:color="#cc7832" fo:background-color="#232525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ext_20_body">Socle technique back-end</text:p>
          </table:table-cell>
          <table:table-cell table:style-name="Tableau1.A1" office:value-type="string">
            <text:p text:style-name="Text_20_body">Durée</text:p>
          </table:table-cell>
          <table:table-cell table:style-name="Tableau1.C1" office:value-type="string">
            <text:p text:style-name="Text_20_body">Avancement</text:p>
          </table:table-cell>
        </table:table-row>
        <table:table-row>
          <table:table-cell table:style-name="Tableau1.A2" office:value-type="string">
            <text:p text:style-name="Text_20_body"><text:bookmark text:name="title"/><text:a xlink:type="simple" xlink:href="https://www.youtube.com/watch?v=XO61ouS6-j0&amp;list=PLxr551TUsmAqwqHW3QNDPJGVnCwSpK6Z8" text:style-name="Internet_20_link" text:visited-style-name="Visited_20_Internet_20_Link"><text:span text:style-name="T2">Bases de l'architecture JEE : Http, Servlet, JSP, JSTL,MVC, JDBC, ORM</text:span></text:a></text:p>
            <text:p text:style-name="Text_20_body"><text:a xlink:type="simple" xlink:href="https://www.youtube.com/playlist?list=PLxr551TUsmAqwqHW3QNDPJGVnCwSpK6Z8" text:style-name="Internet_20_link" text:visited-style-name="Visited_20_Internet_20_Link"><text:span text:style-name="T3">https://www.youtube.com/playlist?list=PLxr551TUsmAqwqHW3QNDPJGVnCwSpK6Z8</text:span></text:a></text:p>
          </table:table-cell>
          <table:table-cell table:style-name="Tableau1.A2" office:value-type="string">
            <text:p text:style-name="P3">12h</text:p>
            <text:p text:style-name="P4">8 videos</text:p>
          </table:table-cell>
          <table:table-cell table:style-name="Tableau1.C2" office:value-type="string">
            <text:p text:style-name="P5">XXXXXXXX</text:p>
          </table:table-cell>
        </table:table-row>
        <table:table-row>
          <table:table-cell table:style-name="Tableau1.A2" office:value-type="string">
            <text:p text:style-name="Text_20_body"><text:a xlink:type="simple" xlink:href="https://www.youtube.com/playlist?list=PLxr551TUsmAqqIyqQxioF5EGE-Z4E54cL" text:style-name="Internet_20_link" text:visited-style-name="Visited_20_Internet_20_Link"><text:span text:style-name="T2">JEE-Architecture-Inversion de Contrôle</text:span></text:a></text:p>
            <text:p text:style-name="P10"><text:a xlink:type="simple" xlink:href="https://www.youtube.com/playlist?list=PLxr551TUsmAqqIyqQxioF5EGE-Z4E54cL" text:style-name="Internet_20_link" text:visited-style-name="Visited_20_Internet_20_Link"><text:span text:style-name="T4">https://www.youtube.com/playlist?list=PLxr551TUsmAqqIyqQxioF5EGE-Z4E54cL</text:span></text:a></text:p>
          </table:table-cell>
          <table:table-cell table:style-name="Tableau1.A2" office:value-type="string">
            <text:p text:style-name="P3">3h</text:p>
            <text:p text:style-name="P5">2 videos</text:p>
          </table:table-cell>
          <table:table-cell table:style-name="Tableau1.C2" office:value-type="string">
            <text:p text:style-name="P5">XX</text:p>
          </table:table-cell>
        </table:table-row>
        <table:table-row>
          <table:table-cell table:style-name="Tableau1.A4" office:value-type="string">
            <text:p text:style-name="Text_20_body"><text:a xlink:type="simple" xlink:href="https://www.youtube.com/playlist?list=PLxr551TUsmAqzW12BZvKGfGW9dAcH7Vm8" text:style-name="Internet_20_link" text:visited-style-name="Visited_20_Internet_20_Link"><text:span text:style-name="T2">JEE-Servlet-JSP-MVC</text:span></text:a></text:p>
            <text:p text:style-name="P10"><text:a xlink:type="simple" xlink:href="https://www.youtube.com/playlist?list=PLxr551TUsmAqzW12BZvKGfGW9dAcH7Vm8" text:style-name="Internet_20_link" text:visited-style-name="Visited_20_Internet_20_Link"><text:span text:style-name="T4">https://www.youtube.com/playlist?list=PLxr551TUsmAqzW12BZvKGfGW9dAcH7Vm8</text:span></text:a></text:p>
          </table:table-cell>
          <table:table-cell table:style-name="Tableau1.A4" office:value-type="string">
            <text:p text:style-name="P3">5h</text:p>
            <text:p text:style-name="P5">4 videos</text:p>
          </table:table-cell>
          <table:table-cell table:style-name="Tableau1.C4" office:value-type="string">
            <text:p text:style-name="P7">X<text:span text:style-name="T7">XX</text:span></text:p>
          </table:table-cell>
        </table:table-row>
        <table:table-row table:style-name="Tableau1.5">
          <table:table-cell table:style-name="Tableau1.A2" office:value-type="string">
            <text:p text:style-name="Text_20_body"><text:a xlink:type="simple" xlink:href="https://www.youtube.com/playlist?list=PLxr551TUsmAoaVpRfOsPEiPB0XDWujDes" text:style-name="Internet_20_link" text:visited-style-name="Visited_20_Internet_20_Link"><text:span text:style-name="T2">JEE-ORM-JPA-Hibernate-Spring Data</text:span></text:a></text:p>
            <text:p text:style-name="Text_20_body"><text:a xlink:type="simple" xlink:href="https://www.youtube.com/playlist?list=PLxr551TUsmAoaVpRfOsPEiPB0XDWujDes" text:style-name="Internet_20_link" text:visited-style-name="Visited_20_Internet_20_Link"><text:span text:style-name="T4">https://www.youtube.com/playlist?list=PLxr551TUsmAoaVpRfOsPEiPB0XDWujDes</text:span></text:a></text:p>
          </table:table-cell>
          <table:table-cell table:style-name="Tableau1.A2" office:value-type="string">
            <text:p text:style-name="P3">3h30</text:p>
            <text:p text:style-name="P5">2 videos</text:p>
          </table:table-cell>
          <table:table-cell table:style-name="Tableau1.C2" office:value-type="string">
            <text:p text:style-name="P6">X<text:span text:style-name="T6">X</text:span></text:p>
          </table:table-cell>
        </table:table-row>
        <table:table-row>
          <table:table-cell table:style-name="Tableau1.A10" office:value-type="string">
            <text:p text:style-name="Text_20_body">JEE-Spring MVC avec Thymeleaf-JPA-Hibernate-SpringData</text:p>
            <text:p text:style-name="Text_20_body"><text:a xlink:type="simple" xlink:href="https://www.youtube.com/playlist?list=PLxr551TUsmAqhqzeeqZYB2-YxdJJXw4Ao" text:style-name="Internet_20_link" text:visited-style-name="Visited_20_Internet_20_Link"><text:span text:style-name="T5">https://www.youtube.com/playlist?list=PLxr551TUsmAqhqzeeqZYB2-YxdJJXw4Ao</text:span></text:a></text:p>
          </table:table-cell>
          <table:table-cell table:style-name="Tableau1.B10" office:value-type="string">
            <text:p text:style-name="P3">15h</text:p>
            <text:p text:style-name="P5">11 videos</text:p>
          </table:table-cell>
          <table:table-cell table:style-name="Tableau1.C10" office:value-type="string">
            <text:p text:style-name="P3"/>
          </table:table-cell>
        </table:table-row>
        <table:table-row>
          <table:table-cell table:style-name="Tableau1.A7" office:value-type="string">
            <text:p text:style-name="Text_20_body"><text:bookmark text:name="video-title"/><text:a xlink:type="simple" xlink:href="https://www.youtube.com/watch?v=b_qdY2IsV4o&amp;list=PLxr551TUsmAq2UEkfBidVmi21nP5KNk-K" text:style-name="Internet_20_link" text:visited-style-name="Visited_20_Internet_20_Link"><text:span text:style-name="T2">Micro services avec Spring Boot et Spring Cloud</text:span></text:a></text:p>
            <text:p text:style-name="Text_20_body"><text:a xlink:type="simple" xlink:href="https://www.youtube.com/playlist?list=PLxr551TUsmAq2UEkfBidVmi21nP5KNk-K" text:style-name="Internet_20_link" text:visited-style-name="Visited_20_Internet_20_Link"><text:span text:style-name="T4">https://www.youtube.com/playlist?list=PLxr551TUsmAq2UEkfBidVmi21nP5KNk-K</text:span></text:a></text:p>
          </table:table-cell>
          <table:table-cell table:style-name="Tableau1.A7" office:value-type="string">
            <text:p text:style-name="P3">3h</text:p>
            <text:p text:style-name="P5">7 videos</text:p>
          </table:table-cell>
          <table:table-cell table:style-name="Tableau1.C7" office:value-type="string">
            <text:p text:style-name="P9">X<text:span text:style-name="T9">XXXXXX</text:span></text:p>
          </table:table-cell>
        </table:table-row>
        <table:table-row>
          <table:table-cell table:style-name="Tableau1.A7" office:value-type="string">
            <text:p text:style-name="Text_20_body"><text:bookmark text:name="video-title1"/><text:a xlink:type="simple" xlink:href="https://www.youtube.com/watch?v=VNC7OANJL5g&amp;list=PLxr551TUsmAozms7qX1iT8JzAwllHq0vD" text:style-name="Internet_20_link" text:visited-style-name="Visited_20_Internet_20_Link"><text:span text:style-name="T2">Web Services</text:span></text:a></text:p>
            <text:p text:style-name="Text_20_body"><text:a xlink:type="simple" xlink:href="https://www.youtube.com/playlist?list=PLxr551TUsmAozms7qX1iT8JzAwllHq0vD" text:style-name="Internet_20_link" text:visited-style-name="Visited_20_Internet_20_Link"><text:span text:style-name="T4">https://www.youtube.com/playlist?list=PLxr551TUsmAozms7qX1iT8JzAwllHq0vD</text:span></text:a></text:p>
          </table:table-cell>
          <table:table-cell table:style-name="Tableau1.A7" office:value-type="string">
            <text:p text:style-name="P3">5h</text:p>
            <text:p text:style-name="P5">8 videos</text:p>
          </table:table-cell>
          <table:table-cell table:style-name="Tableau1.C7" office:value-type="string">
            <text:p text:style-name="P8">XX<text:span text:style-name="T8">XXXXXX</text:span></text:p>
          </table:table-cell>
        </table:table-row>
        <table:table-row>
          <table:table-cell table:style-name="Tableau1.A10" office:value-type="string">
            <text:p text:style-name="Text_20_body"><text:a xlink:type="simple" xlink:href="https://www.youtube.com/playlist?list=PLxr551TUsmArwulrv_pIcBm4xt9qqQIDL" text:style-name="Internet_20_link" text:visited-style-name="Visited_20_Internet_20_Link"><text:span text:style-name="T2">Technologie XML et Applications</text:span></text:a></text:p>
            <text:p text:style-name="Text_20_body"><text:a xlink:type="simple" xlink:href="https://www.youtube.com/playlist?list=PLxr551TUsmArwulrv_pIcBm4xt9qqQIDL" text:style-name="Internet_20_link" text:visited-style-name="Visited_20_Internet_20_Link"><text:span text:style-name="T4">https://www.youtube.com/playlist?list=PLxr551TUsmArwulrv_pIcBm4xt9qqQIDL</text:span></text:a></text:p>
          </table:table-cell>
          <table:table-cell table:style-name="Tableau1.B10" office:value-type="string">
            <text:p text:style-name="P3">2h</text:p>
            <text:p text:style-name="P5">4 videos</text:p>
          </table:table-cell>
          <table:table-cell table:style-name="Tableau1.C10" office:value-type="string">
            <text:p text:style-name="P3"/>
          </table:table-cell>
        </table:table-row>
        <table:table-row>
          <table:table-cell table:style-name="Tableau1.A10" office:value-type="string">
            <text:p text:style-name="Text_20_body"><text:a xlink:type="simple" xlink:href="https://www.youtube.com/playlist?list=PLxr551TUsmArAiavYHna_4MN3gzNa4YHP" text:style-name="Internet_20_link" text:visited-style-name="Visited_20_Internet_20_Link"><text:span text:style-name="T2">JEE : EJB</text:span></text:a></text:p>
            <text:p text:style-name="Text_20_body"><text:a xlink:type="simple" xlink:href="https://www.youtube.com/playlist?list=PLxr551TUsmArAiavYHna_4MN3gzNa4YHP" text:style-name="Internet_20_link" text:visited-style-name="Visited_20_Internet_20_Link"><text:span text:style-name="T4">https://www.youtube.com/playlist?list=PLxr551TUsmArAiavYHna_4MN3gzNa4YHP</text:span></text:a></text:p>
          </table:table-cell>
          <table:table-cell table:style-name="Tableau1.B10" office:value-type="string">
            <text:p text:style-name="P3">5h30</text:p>
            <text:p text:style-name="P5">5 videos</text:p>
          </table:table-cell>
          <table:table-cell table:style-name="Tableau1.C10" office:value-type="string">
            <text:p text:style-name="P3"/>
          </table:table-cell>
        </table:table-row>
      </table:table>
      <text:p text:style-name="P1"/>
      <text:p text:style-name="P2">Source :</text:p>
      <text:p text:style-name="P11"><text:a xlink:type="simple" xlink:href="https://www.youtube.com/user/mohamedYoussfi/playlists" text:style-name="Internet_20_link" text:visited-style-name="Visited_20_Internet_20_Link"><text:span text:style-name="T1">https://www.youtube.com/user/mohamedYoussfi/playlists</text:span></text:a></text:p>
      <text:p text:style-name="P12"><text:soft-page-break/>Terminologie</text:p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JBOSS</text:p>
            <text:p text:style-name="Table_20_Contents"/>
          </table:table-cell>
          <table:table-cell table:style-name="Tableau2.B1" office:value-type="string">
            <text:p text:style-name="P15">Composants logiciels côté serveur pour Java</text:p>
            <text:p text:style-name="P13">non prioritaire</text:p>
          </table:table-cell>
        </table:table-row>
        <table:table-row>
          <table:table-cell table:style-name="Tableau2.A2" office:value-type="string">
            <text:p text:style-name="P15">EJB</text:p>
            <text:p text:style-name="Table_20_Contents"/>
          </table:table-cell>
          <table:table-cell table:style-name="Tableau2.B2" office:value-type="string">
            <text:p text:style-name="P15">Accéder via une interface à une base de donnée</text:p>
            <text:p text:style-name="P13">non prioritaire</text:p>
          </table:table-cell>
        </table:table-row>
        <table:table-row>
          <table:table-cell table:style-name="Tableau2.A2" office:value-type="string">
            <text:p text:style-name="P15">JDBC</text:p>
            <text:p text:style-name="Table_20_Contents"/>
          </table:table-cell>
          <table:table-cell table:style-name="Tableau2.B2" office:value-type="string">
            <text:p text:style-name="P15">Accéder via une interface <text:span text:style-name="T10">(drivers)</text:span> à une base de donnée</text:p>
            <text:p text:style-name="Table_20_Contents"/>
          </table:table-cell>
        </table:table-row>
        <table:table-row>
          <table:table-cell table:style-name="Tableau2.A2" office:value-type="string">
            <text:p text:style-name="P15">HIBERNATE (ORM)</text:p>
            <text:p text:style-name="Table_20_Contents"/>
          </table:table-cell>
          <table:table-cell table:style-name="Tableau2.B2" office:value-type="string">
            <text:p text:style-name="P15">Représenter une base de données en objets JAVA, et vice versa&lt;br/&gt;ORM = mapping objet relationnel</text:p>
            <text:p text:style-name="Table_20_Contents"/>
          </table:table-cell>
        </table:table-row>
        <table:table-row>
          <table:table-cell table:style-name="Tableau2.A2" office:value-type="string">
            <text:p text:style-name="P15">JSF</text:p>
            <text:p text:style-name="Table_20_Contents"/>
          </table:table-cell>
          <table:table-cell table:style-name="Tableau2.B2" office:value-type="string">
            <text:p text:style-name="P15">Framework Java pour developper des applications web, type MVC</text:p>
            <text:p text:style-name="P13">non prioritaire, spring depuis</text:p>
          </table:table-cell>
        </table:table-row>
        <table:table-row>
          <table:table-cell table:style-name="Tableau2.A2" office:value-type="string">
            <text:p text:style-name="P15">JSP, Servlets</text:p>
            <text:p text:style-name="Table_20_Contents"/>
          </table:table-cell>
          <table:table-cell table:style-name="Tableau2.B2" office:value-type="string">
            <text:p text:style-name="P15">Créer dynamiquement du code HTML, XML, etc</text:p>
            <text:p text:style-name="Table_20_Contents"/>
          </table:table-cell>
        </table:table-row>
        <table:table-row>
          <table:table-cell table:style-name="Tableau2.A2" office:value-type="string">
            <text:p text:style-name="P15">SPRING</text:p>
            <text:p text:style-name="Table_20_Contents"/>
          </table:table-cell>
          <table:table-cell table:style-name="Tableau2.B2" office:value-type="string">
            <text:p text:style-name="P14"><text:span text:style-name="T11">Déploiement rapide d</text:span><text:span text:style-name="T12">\'</text:span><text:span text:style-name="T11">applications web JAVA</text:span></text:p>
            <text:p text:style-name="Table_20_Contents"/>
          </table:table-cell>
        </table:table-row>
        <table:table-row>
          <table:table-cell table:style-name="Tableau2.A2" office:value-type="string">
            <text:p text:style-name="P15">JAVA EE</text:p>
            <text:p text:style-name="Table_20_Contents"/>
          </table:table-cell>
          <table:table-cell table:style-name="Tableau2.B2" office:value-type="string">
            <text:p text:style-name="P14"><text:span text:style-name="T11">Bases de l</text:span><text:span text:style-name="T12">\'</text:span><text:span text:style-name="T11">architecture JEE : Http, Servlet, JSP, JSTL, MVC, JDBC, ORM</text:span></text:p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Villiseck</meta:initial-creator>
    <meta:creation-date>2019-06-19T11:59:55.786867639</meta:creation-date>
    <dc:date>2019-08-20T16:00:58.988064457</dc:date>
    <meta:editing-duration>P3DT6H56M57S</meta:editing-duration>
    <meta:editing-cycles>17</meta:editing-cycles>
    <meta:generator>LibreOffice/6.0.7.3$Linux_X86_64 LibreOffice_project/00m0$Build-3</meta:generator>
    <meta:document-statistic meta:table-count="2" meta:image-count="0" meta:object-count="0" meta:page-count="2" meta:paragraph-count="67" meta:word-count="181" meta:character-count="1774" meta:non-whitespace-character-count="1660"/>
  </office:meta>
</office:document-meta>
</file>